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3.333cm" style:page-number="auto" table:align="left" style:writing-mode="lr-tb"/>
    </style:style>
    <style:style style:name="Tableau1.A" style:family="table-column">
      <style:table-column-properties style:column-width="6.304cm"/>
    </style:style>
    <style:style style:name="Tableau1.B" style:family="table-column">
      <style:table-column-properties style:column-width="1.244cm"/>
    </style:style>
    <style:style style:name="Tableau1.C" style:family="table-column">
      <style:table-column-properties style:column-width="5.786cm"/>
    </style:style>
    <style:style style:name="Tableau1.1" style:family="table-row">
      <style:table-row-properties style:min-row-height="1.453cm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min-row-height="1.011cm" fo:keep-together="auto"/>
    </style:style>
    <style:style style:name="Tableau1.C2" style:family="table-cell">
      <style:table-cell-properties style:vertical-align="top" fo:background-color="#000000" fo:padding="0.097cm" fo:border="none" style:writing-mode="lr-tb">
        <style:background-image/>
      </style:table-cell-properties>
    </style:style>
    <style:style style:name="Tableau1.3" style:family="table-row">
      <style:table-row-properties style:min-row-height="0.778cm" fo:keep-together="auto"/>
    </style:style>
    <style:style style:name="Tableau2" style:family="table">
      <style:table-properties style:width="13.307cm" table:align="left" style:writing-mode="lr-tb"/>
    </style:style>
    <style:style style:name="Tableau2.A" style:family="table-column">
      <style:table-column-properties style:column-width="13.307cm"/>
    </style:style>
    <style:style style:name="Tableau2.1" style:family="table-row">
      <style:table-row-properties style:row-height="2.879cm" fo:keep-together="auto"/>
    </style:style>
    <style:style style:name="Tableau2.A1" style:family="table-cell">
      <style:table-cell-properties style:vertical-align="top" fo:padding="0.097cm" fo:border="1pt solid #000000" style:writing-mode="lr-tb"/>
    </style:style>
    <style:style style:name="Tableau3" style:family="table">
      <style:table-properties style:width="13.333cm" table:align="left" style:writing-mode="lr-tb"/>
    </style:style>
    <style:style style:name="Tableau3.A" style:family="table-column">
      <style:table-column-properties style:column-width="13.333cm"/>
    </style:style>
    <style:style style:name="Tableau3.1" style:family="table-row">
      <style:table-row-properties style:row-height="1.531cm" fo:keep-together="auto"/>
    </style:style>
    <style:style style:name="Tableau3.A1" style:family="table-cell">
      <style:table-cell-properties style:vertical-align="top" fo:padding="0.097cm" fo:border="1pt solid #000000" style:writing-mode="lr-tb"/>
    </style:style>
    <style:style style:name="Tableau4" style:family="table">
      <style:table-properties style:width="13.333cm" table:align="left" style:writing-mode="lr-tb"/>
    </style:style>
    <style:style style:name="Tableau4.A" style:family="table-column">
      <style:table-column-properties style:column-width="5.837cm"/>
    </style:style>
    <style:style style:name="Tableau4.B" style:family="table-column">
      <style:table-column-properties style:column-width="3.632cm"/>
    </style:style>
    <style:style style:name="Tableau4.C" style:family="table-column">
      <style:table-column-properties style:column-width="3.86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Tableau4.2" style:family="table-row">
      <style:table-row-properties style:row-height="2.413cm" fo:keep-together="auto"/>
    </style:style>
    <style:style style:name="Tableau4.A2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au4.B2" style:family="table-cell">
      <style:table-cell-properties style:vertical-align="top" fo:padding="0.097cm" fo:border-left="0.5pt solid #000000" fo:border-right="none" fo:border-top="1pt solid #000000" fo:border-bottom="1pt solid #000000" style:writing-mode="lr-tb"/>
    </style:style>
    <style:style style:name="Tableau4.C2" style:family="table-cell">
      <style:table-cell-properties style:vertical-align="top" fo:padding="0.097cm" fo:border-left="0.5pt solid #000000" fo:border-right="1pt solid #000000" fo:border-top="1pt solid #000000" fo:border-bottom="1pt solid #000000" style:writing-mode="lr-tb"/>
    </style:style>
    <style:style style:name="Tableau9" style:family="table">
      <style:table-properties style:width="13.307cm" table:align="left" style:writing-mode="lr-tb"/>
    </style:style>
    <style:style style:name="Tableau9.A" style:family="table-column">
      <style:table-column-properties style:column-width="13.307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="0.097cm" fo:border="1pt solid #000000" style:writing-mode="lr-tb"/>
    </style:style>
    <style:style style:name="Tableau8" style:family="table">
      <style:table-properties style:width="13.36cm" fo:margin-left="0cm" fo:margin-right="-0.009cm" table:align="margins" style:writing-mode="lr-tb"/>
    </style:style>
    <style:style style:name="Tableau8.A" style:family="table-column">
      <style:table-column-properties style:column-width="1.505cm" style:rel-column-width="7380*"/>
    </style:style>
    <style:style style:name="Tableau8.B" style:family="table-column">
      <style:table-column-properties style:column-width="10.479cm" style:rel-column-width="51405*"/>
    </style:style>
    <style:style style:name="Tableau8.C" style:family="table-column">
      <style:table-column-properties style:column-width="1.376cm" style:rel-column-width="6750*"/>
    </style:style>
    <style:style style:name="Tableau8.A1" style:family="table-cell">
      <style:table-cell-properties fo:padding="0cm" fo:border="none"/>
    </style:style>
    <style:style style:name="Tableau8.B1" style:family="table-cell">
      <style:table-cell-properties fo:background-color="#000000" fo:padding="0cm" fo:border="none">
        <style:background-image/>
      </style:table-cell-properties>
    </style:style>
    <style:style style:name="Tableau5" style:family="table">
      <style:table-properties style:width="13.36cm" table:align="left" style:writing-mode="lr-tb"/>
    </style:style>
    <style:style style:name="Tableau5.A" style:family="table-column">
      <style:table-column-properties style:column-width="13.36cm"/>
    </style:style>
    <style:style style:name="Tableau5.1" style:family="table-row">
      <style:table-row-properties style:row-height="3.346cm" fo:keep-together="auto"/>
    </style:style>
    <style:style style:name="Tableau5.A1" style:family="table-cell">
      <style:table-cell-properties style:vertical-align="top" fo:padding="0.097cm" fo:border="1pt solid #000000" style:writing-mode="lr-tb"/>
    </style:style>
    <style:style style:name="Tableau6" style:family="table">
      <style:table-properties style:width="13.307cm" fo:margin-left="0.037cm" fo:margin-right="0.007cm" table:align="margins" style:writing-mode="lr-tb"/>
    </style:style>
    <style:style style:name="Tableau6.A" style:family="table-column">
      <style:table-column-properties style:column-width="13.307cm" style:rel-column-width="65535*"/>
    </style:style>
    <style:style style:name="Tableau6.1" style:family="table-row">
      <style:table-row-properties style:row-height="2.619cm" fo:keep-together="auto"/>
    </style:style>
    <style:style style:name="Tableau6.A1" style:family="table-cell">
      <style:table-cell-properties style:vertical-align="top" fo:background-color="transparent" fo:padding="0.097cm" fo:border="1pt solid #000000" style:writing-mode="lr-tb">
        <style:background-image/>
      </style:table-cell-properties>
    </style:style>
    <style:style style:name="Tableau7" style:family="table">
      <style:table-properties style:width="13.36cm" table:align="left" style:writing-mode="lr-tb"/>
    </style:style>
    <style:style style:name="Tableau7.A" style:family="table-column">
      <style:table-column-properties style:column-width="10.428cm"/>
    </style:style>
    <style:style style:name="Tableau7.B" style:family="table-column">
      <style:table-column-properties style:column-width="2.932cm"/>
    </style:style>
    <style:style style:name="Tableau7.1" style:family="table-row">
      <style:table-row-properties style:min-row-height="0.741cm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B1" style:family="table-cell">
      <style:table-cell-properties style:vertical-align="top" fo:padding="0.097cm" fo:border-left="1pt solid #000000" fo:border-right="1pt solid #000000" fo:border-top="1pt solid #000000" fo:border-bottom="none" style:writing-mode="lr-tb"/>
    </style:style>
    <style:style style:name="Tableau7.2" style:family="table-row">
      <style:table-row-properties style:min-row-height="1.591cm" fo:keep-together="auto"/>
    </style:style>
    <style:style style:name="Tableau7.B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3.996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1.802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1.456cm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>
        <style:tab-stops>
          <style:tab-stop style:position="5.821cm" style:leader-style="dotted" style:leader-text="."/>
          <style:tab-stop style:position="14.261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style:font-name="Arial"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11.802cm"/>
        </style:tab-stops>
      </style:paragraph-properties>
      <style:text-properties style:font-name="Arial" fo:font-size="5pt" style:font-size-asian="5pt" style:font-size-complex="5pt"/>
    </style:style>
    <style:style style:name="P13" style:family="paragraph" style:parent-style-name="Standard">
      <style:paragraph-properties fo:line-height="100%" fo:text-align="justify" style:justify-single-word="false">
        <style:tab-stops>
          <style:tab-stop style:position="4.366cm" style:leader-style="dotted" style:leader-text="."/>
          <style:tab-stop style:position="16.669cm" style:leader-style="dotted" style:leader-text="."/>
        </style:tab-stops>
      </style:paragraph-properties>
      <style:text-properties fo:font-size="5pt" style:font-size-asian="5pt" style:font-size-complex="5pt"/>
    </style:style>
    <style:style style:name="P14" style:family="paragraph" style:parent-style-name="Standard">
      <style:paragraph-properties fo:line-height="100%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5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022cm"/>
          <style:tab-stop style:position="14.261cm"/>
        </style:tab-stops>
      </style:paragraph-properties>
      <style:text-properties fo:font-size="5pt" style:font-size-asian="5pt" style:font-size-complex="5pt"/>
    </style:style>
    <style:style style:name="P17" style:family="paragraph" style:parent-style-name="Standard">
      <style:paragraph-properties>
        <style:tab-stops>
          <style:tab-stop style:position="4.022cm"/>
          <style:tab-stop style:position="14.261cm"/>
        </style:tab-stops>
      </style:paragraph-properties>
      <style:text-properties fo:font-size="2pt" style:font-size-asian="2pt" style:font-size-complex="2pt"/>
    </style:style>
    <style:style style:name="P18" style:family="paragraph" style:parent-style-name="Standard">
      <style:paragraph-properties fo:line-height="100%"/>
      <style:text-properties fo:font-size="2pt" style:font-size-asian="2pt" style:font-size-complex="2pt"/>
    </style:style>
    <style:style style:name="P19" style:family="paragraph" style:parent-style-name="Standard">
      <style:paragraph-properties fo:margin-top="0cm" fo:margin-bottom="0cm" style:contextual-spacing="false">
        <style:tab-stops>
          <style:tab-stop style:position="14.261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7.133cm" style:leader-style="dotted" style:leader-text="."/>
          <style:tab-stop style:position="8.999cm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>
        <style:tab-stops>
          <style:tab-stop style:position="14.261cm" style:leader-style="dotted" style:leader-text="."/>
        </style:tab-stops>
      </style:paragraph-properties>
      <style:text-properties style:font-name="Arial" fo:font-size="5pt" style:font-size-asian="5pt" style:font-name-complex="Arial" style:font-size-complex="5pt"/>
    </style:style>
    <style:style style:name="P22" style:family="paragraph" style:parent-style-name="Table_20_Contents">
      <style:paragraph-properties fo:margin-top="0cm" fo:margin-bottom="0cm" style:contextual-spacing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contextual-spacing="false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top="0cm" fo:margin-bottom="0cm" style:contextual-spacing="false" style:snap-to-layout-grid="false">
        <style:tab-stops>
          <style:tab-stop style:position="7.96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Table_20_Contents">
      <style:paragraph-properties fo:margin-top="0cm" fo:margin-bottom="0cm" style:contextual-spacing="false">
        <style:tab-stops>
          <style:tab-stop style:position="7.99cm" style:leader-style="dotted" style:leader-text=".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contextual-spacing="false" style:snap-to-layout-gri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 style:snap-to-layout-grid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cm" fo:margin-bottom="0cm" style:contextual-spacing="false"/>
      <style:text-properties fo:font-size="5pt" style:font-size-asian="5pt" style:font-size-complex="5pt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 style:snap-to-layout-grid="false"/>
      <style:text-properties fo:font-size="9.5pt" fo:font-style="italic" style:font-size-asian="9.5pt" style:font-style-asian="italic" style:font-size-complex="9.5pt" style:font-style-complex="italic"/>
    </style:style>
    <style:style style:name="P30" style:family="paragraph" style:parent-style-name="Standard">
      <style:paragraph-properties fo:margin-left="-0.026cm" fo:margin-right="0.007cm" fo:margin-top="0.199cm" fo:margin-bottom="0.199cm" style:contextual-spacing="false" fo:text-align="center" style:justify-single-word="false" fo:text-indent="0cm" style:auto-text-indent="false" fo:background-color="transparent">
        <style:tab-stops>
          <style:tab-stop style:position="14.261cm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 style:font-weight-complex="bold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>
        <style:tab-stops>
          <style:tab-stop style:position="11.409cm" style:leader-style="dotted" style:leader-text="."/>
          <style:tab-stop style:position="13.735cm" style:leader-style="dotted" style:leader-text="."/>
          <style:tab-stop style:position="16.776cm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style:font-size-asian="10pt" style:font-size-complex="10pt"/>
    </style:style>
    <style:style style:name="P40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style:font-size-asian="10pt" style:font-size-complex="10pt"/>
    </style:style>
    <style:style style:name="P41" style:family="paragraph" style:parent-style-name="Table_20_Contents">
      <style:paragraph-properties>
        <style:tab-stops>
          <style:tab-stop style:position="0.499cm"/>
          <style:tab-stop style:position="7.004cm" style:leader-style="dotted" style:leader-text="."/>
          <style:tab-stop style:position="9.546cm" style:leader-style="dotted" style:leader-text="."/>
          <style:tab-stop style:position="12.891cm" style:leader-style="dotted" style:leader-text=".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fo:font-size="18pt" fo:font-weight="bold" style:font-size-asian="18pt" style:font-weight-asian="bold" style:font-size-complex="18pt" style:font-weight-complex="bold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46" style:family="paragraph" style:parent-style-name="Table_20_Contents">
      <style:text-properties fo:font-size="2pt" style:font-size-asian="2pt" style:font-size-complex="2pt"/>
    </style:style>
    <style:style style:name="P47" style:family="paragraph" style:parent-style-name="Table_20_Contents">
      <style:paragraph-properties fo:margin-top="0.3cm" fo:margin-bottom="0cm" style:contextual-spacing="false" style:snap-to-layout-grid="false">
        <style:tab-stops>
          <style:tab-stop style:position="5.9cm"/>
          <style:tab-stop style:position="12.94cm" style:leader-style="dotted" style:leader-text="."/>
        </style:tab-stops>
      </style:paragraph-properties>
      <style:text-properties fo:font-size="11pt" style:font-size-asian="11pt" style:font-size-complex="11pt"/>
    </style:style>
    <style:style style:name="P48" style:family="paragraph" style:parent-style-name="Table_20_Contents">
      <style:paragraph-properties fo:margin-top="0.3cm" fo:margin-bottom="0cm" style:contextual-spacing="false" style:snap-to-layout-grid="false">
        <style:tab-stops>
          <style:tab-stop style:position="1.499cm"/>
        </style:tab-stops>
      </style:paragraph-properties>
      <style:text-properties fo:font-size="11pt" style:font-size-asian="11pt" style:font-size-complex="11pt"/>
    </style:style>
    <style:style style:name="P49" style:family="paragraph" style:parent-style-name="Table_20_Contents">
      <style:paragraph-properties fo:margin-top="0.3cm" fo:margin-bottom="0cm" style:contextual-spacing="false" fo:text-align="center" style:justify-single-word="false" style:snap-to-layout-grid="false">
        <style:tab-stops/>
      </style:paragraph-properties>
      <style:text-properties fo:font-size="12pt" fo:font-weight="bold" fo:background-color="#000000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style:snap-to-layout-grid="false"/>
      <style:text-properties fo:font-size="11pt" officeooo:rsid="0009b9ca" officeooo:paragraph-rsid="0009b9ca" style:font-size-asian="11pt" style:font-size-complex="11pt"/>
    </style:style>
    <style:style style:name="P51" style:family="paragraph" style:parent-style-name="Table_20_Contents">
      <style:paragraph-properties fo:margin-top="0cm" fo:margin-bottom="0cm" style:contextual-spacing="false" style:snap-to-layout-grid="false">
        <style:tab-stops>
          <style:tab-stop style:position="7.964cm" style:leader-style="dotted" style:leader-text="."/>
        </style:tab-stops>
      </style:paragraph-properties>
      <style:text-properties fo:font-size="11pt" officeooo:rsid="0009b9ca" officeooo:paragraph-rsid="0009b9ca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tyle="italic" style:font-style-asian="italic" style:font-name-complex="Arial" style:font-style-complex="italic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officeooo:rsid="000c866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variable-decls>
        <text:variable-decl office:value-type="string" text:name="Date"/>
        <text:variable-decl office:value-type="string" text:name="Prenom_enfant"/>
        <text:variable-decl office:value-type="string" text:name="Nom_enfant"/>
        <text:variable-decl office:value-type="string" text:name="Classe"/>
        <text:variable-decl office:value-type="string" text:name="Motif"/>
        <text:variable-decl office:value-type="string" text:name="Travail"/>
        <text:variable-decl office:value-type="string" text:name="Nom_prof"/>
        <text:variable-decl office:value-type="string" text:name="Fonction_prof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45">[var.ets_nom]</text:p>
            <text:p text:style-name="P42"/>
            <text:p text:style-name="P33">[var.ets_adr1]</text:p>
            <text:p text:style-name="P33">[var.ets_adr2]</text:p>
            <text:p text:style-name="P45">[var.ets_cp] [var.ets_ville]</text:p>
            <text:p text:style-name="P34"/>
            <text:p text:style-name="P36">Tél :[var.ets_tel] - Fax :[var.ets_fax]</text:p>
            <text:p text:style-name="P36">Mel :[var.ets_email]</text:p>
          </table:table-cell>
          <table:table-cell table:style-name="Tableau1.A1" table:number-columns-spanned="2" office:value-type="string">
            <text:p text:style-name="P48"><text:tab/>Le <text:span text:style-name="T8">[var.ets_ville]</text:span>, le [var.date]</text:p>
          </table:table-cell>
          <table:covered-table-cell/>
        </table:table-row>
        <table:table-row table:style-name="Tableau1.2">
          <table:covered-table-cell/>
          <table:table-cell table:style-name="Tableau1.A1" office:value-type="string">
            <text:p text:style-name="P47"/>
          </table:table-cell>
          <table:table-cell table:style-name="Tableau1.C2" office:value-type="string">
            <text:p text:style-name="P37">Document à retourner signé au plus tard le jour de la consigne.</text:p>
          </table:table-cell>
        </table:table-row>
        <table:table-row table:style-name="Tableau1.3">
          <table:covered-table-cell/>
          <table:table-cell table:style-name="Tableau1.A1" table:number-columns-spanned="2" office:value-type="string">
            <text:p text:style-name="P49">[var.texte_report]</text:p>
          </table:table-cell>
          <table:covered-table-cell/>
        </table:table-row>
      </table:table>
      <text:p text:style-name="P18"/>
      <text:p text:style-name="P4">Madame, Monsieur,</text:p>
      <text:p text:style-name="P13"/>
      <text:p text:style-name="P5">J'ai le regret de vous informer que votre enfant <text:span text:style-name="T8">[var.nom_prenom_eleve]</text:span>, élève en classe de <text:span text:style-name="T8">[var.classe]</text:span> est consigné(e) pour le motif suivant : </text:p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3">[var.motif]</text:p>
          </table:table-cell>
        </table:table-row>
      </table:table>
      <text:p text:style-name="P15"/>
      <text:p text:style-name="P1">Le travail à effectuer durant cette retenue est le suivant :</text:p>
      <text:p text:style-name="P1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1">[var.travail]</text:p>
            <text:p text:style-name="P50">[onshow;block=begin;when [var.materiel] !='';comm=w:p]<text:span text:style-name="T14">À apporter : </text:span><text:s/>[var.materiel][onshow;block=end;comm=w:p]</text:p>
          </table:table-cell>
        </table:table-row>
      </table:table>
      <text:p text:style-name="P15"/>
      <text:p text:style-name="P2">Je vous invite à dialoguer avec votre enfant afin de lui faire prendre conscience de l'incidence de son attitude sur son parcours scolaire.</text:p>
      <text:p text:style-name="P16"/>
      <text:p text:style-name="P2">Veuillez agréer, Madame, Monsieur, l'expression de ma considération distinguée.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Nom, fonction et signature du responsable de la sanction</text:p>
          </table:table-cell>
          <table:table-cell table:style-name="Tableau4.A1" office:value-type="string">
            <text:p text:style-name="P29">Signature du chef d'établissement</text:p>
          </table:table-cell>
          <table:table-cell table:style-name="Tableau4.A1" office:value-type="string">
            <text:p text:style-name="P29">Signature du responsable légal de l'élève</text:p>
          </table:table-cell>
        </table:table-row>
        <table:table-row table:style-name="Tableau4.2">
          <table:table-cell table:style-name="Tableau4.A2" office:value-type="string">
            <text:p text:style-name="P24">Nom : <text:span text:style-name="T8">[var.nom_resp]</text:span></text:p>
            <text:p text:style-name="P28"/>
            <text:p text:style-name="P25">Fonction : <text:bookmark-start text:name="Fonction_prof"/><text:span text:style-name="T11">[var.fct_resp]</text:span><text:bookmark-end text:name="Fonction_prof"/></text:p>
            <text:p text:style-name="P22"/>
          </table:table-cell>
          <table:table-cell table:style-name="Tableau4.B2" office:value-type="string">
            <text:p text:style-name="P27">P/o, le C.P.E.</text:p>
          </table:table-cell>
          <table:table-cell table:style-name="Tableau4.C2" office:value-type="string">
            <text:p text:style-name="P26"/>
          </table:table-cell>
        </table:table-row>
      </table:table>
      <text:p text:style-name="P1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5">Cadre réservé à la vie scolaire</text:p>
            <text:p text:style-name="P39">Une fois complétée, merci de bien vouloir <text:span text:style-name="T8">déposer la retenue</text:span> à la Vie scolaire <text:span text:style-name="T8">avec le travail que vous prévoyez</text:span>.</text:p>
            <text:p text:style-name="P46"/>
            <text:p text:style-name="P38"><text:span text:style-name="T9">Jour et horaire de la retenue</text:span> :</text:p>
            <text:p text:style-name="P40"><text:tab/>- Le <text:span text:style-name="T8">[var.date_retenue]</text:span><text:tab/>, à <text:span text:style-name="T8">[var.h_deb]</text:span><text:tab/>. <text:span text:style-name="T9">Durée</text:span> : <text:span text:style-name="T8">[var.duree]</text:span><text:span text:style-name="T10"><text:tab/></text:span></text:p>
            <text:p text:style-name="P41"><text:tab/>- Salle : [var.lieu]</text:p>
          </table:table-cell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/>
          </table:table-cell>
          <table:table-cell table:style-name="Tableau8.B1" office:value-type="string">
            <text:p text:style-name="P30">Partie destinée à la vie scolaire (Retenue)</text:p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P7"/>
      <text:p text:style-name="P20"><text:span text:style-name="T13">[var.texte_report] : </text:span><text:span text:style-name="T9">Retenue fixée le</text:span> : <text:span text:style-name="T8">[var.date_retenue]</text:span>, à <text:span text:style-name="T8">[var.h_deb]</text:span>. <text:span text:style-name="T9">Durée</text:span> : <text:span text:style-name="T8">[var.duree] en salle [var.lieu]</text:span></text:p>
      <text:p text:style-name="P21"/>
      <text:p text:style-name="P21"/>
      <text:p text:style-name="P19"><text:span text:style-name="T2">par : </text:span><text:span text:style-name="T3">[var.nom_resp]</text:span><text:span text:style-name="T2">, </text:span><text:span text:style-name="T4">[var.fct_resp]</text:span></text:p>
      <text:p text:style-name="P8"/>
      <text:p text:style-name="P3"><text:span text:style-name="T2">Nom et prénom de l'élève : </text:span><text:span text:style-name="T6">[var.nom_prenom_eleve]</text:span></text:p>
      <text:p text:style-name="P10"/>
      <text:p text:style-name="P9">Classe de <text:span text:style-name="T12">[var.classe]</text:span></text:p>
      <text:p text:style-name="P7"/>
      <text:p text:style-name="P1"><text:span text:style-name="T5">Motif de la retenue</text:span><text:span text:style-name="T1"> : </text:span><text:span text:style-name="T3">[var.nature_incident]</text:span></text:p>
      <text:p text:style-name="P1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4">[var.motif]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5"/>
      <text:p text:style-name="P1"><text:span text:style-name="T5">Travail à effectuer </text:span><text:span text:style-name="T1">:</text:span></text:p>
      <text:p text:style-name="P1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4">[var.travail]</text:p>
            <text:p text:style-name="P51">[onshow;block=begin;when [var.materiel] !='';comm=w:p]<text:span text:style-name="T14">À apporter : </text:span>[var.materiel][onshow;block=end;comm=w:p]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"/>
      <text:p text:style-name="P6"><text:span text:style-name="T1">Le travail de l'élève sera remis dans le casier de l'enseignant : <text:tab/></text:span><text:span text:style-name="T7"></text:span></text:p>
      <text:p text:style-name="P12"/>
      <text:p text:style-name="P6"><text:span text:style-name="T1">L'élève remettra son travail à l'enseignant dès son retour en cours :<text:tab/></text:span><text:span text:style-name="T7"></text:span></text:p>
      <text:p text:style-name="P7"/>
      <text:p text:style-name="P7"/>
      <text:p text:style-name="P7"/>
      <text:p text:style-name="P1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rows-spanned="2" office:value-type="string">
            <text:p text:style-name="P31"/>
          </table:table-cell>
          <table:table-cell table:style-name="Tableau7.B1" office:value-type="string">
            <text:p text:style-name="P32">Incident N°</text:p>
          </table:table-cell>
        </table:table-row>
        <table:table-row table:style-name="Tableau7.2">
          <table:covered-table-cell/>
          <table:table-cell table:style-name="Tableau7.B2" office:value-type="string">
            <text:p text:style-name="P44">[var.num_incident]</text:p>
          </table:table-cell>
        </table:table-row>
      </table:table>
      <text:p text:style-name="P17"/>
      <text:p text:style-name="P17"><draw:frame draw:style-name="fr1" draw:name="Cadre1" text:anchor-type="paragraph" svg:x="0.467cm" svg:y="1.132cm" svg:width="9.513cm" draw:z-index="0"><draw:text-box fo:min-height="5.112cm"><text:p text:style-name="P43">[var.ad_nom_resp]</text:p><text:p text:style-name="P43">[var.adr1_resp]</text:p><text:p text:style-name="P43">[var.adr2_resp]</text:p><text:p text:style-name="P43">[var.adr3_resp]</text:p><text:p text:style-name="P43">[var.cp_resp] [var.commune_resp]</text:p><text:p text:style-name="P4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nom_5f_valeur" style:display-name="nom_valeu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="1cm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e29a214-2bbed72-0621de6-a97528c-8f066d</meta:generator>
    <dc:title>Les Barres</dc:title>
    <meta:initial-creator>Eric ABGRALL</meta:initial-creator>
    <meta:creation-date>2009-02-10T18:54:35</meta:creation-date>
    <dc:creator>Bouguin Régis</dc:creator>
    <dc:date>2012-10-20T13:33:06</dc:date>
    <meta:editing-cycles>21</meta:editing-cycles>
    <meta:editing-duration>PT7H15M52S</meta:editing-duration>
    <meta:document-statistic meta:table-count="9" meta:image-count="0" meta:object-count="0" meta:page-count="1" meta:paragraph-count="47" meta:word-count="259" meta:character-count="1986" meta:non-whitespace-character-count="1627"/>
    <meta:user-defined meta:name="Info 1"/>
    <meta:user-defined meta:name="Info 2"/>
    <meta:user-defined meta:name="Info 3"/>
    <meta:user-defined meta:name="Info 4"/>
  </office:meta>
</office:document-meta>
</file>